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5-10-0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5-05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3-10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2-10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2-04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1-10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1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632" calcext:value-type="float">
            <text:p>6.3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896" calcext:value-type="float">
            <text:p>6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55096774194" calcext:value-type="float">
            <text:p>6.239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5576" calcext:value-type="float">
            <text:p>6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27096774194" calcext:value-type="float">
            <text:p>5.904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30181818182" calcext:value-type="float">
            <text:p>5.70530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87428571429" calcext:value-type="float">
            <text:p>5.307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37935483871" calcext:value-type="float">
            <text:p>5.370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392" calcext:value-type="float">
            <text:p>5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31612903226" calcext:value-type="float">
            <text:p>5.491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85714285714" calcext:value-type="float">
            <text:p>5.823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52903225806" calcext:value-type="float">
            <text:p>5.830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90451612903" calcext:value-type="float">
            <text:p>5.749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61793103448" calcext:value-type="float">
            <text:p>5.7586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858580645161" calcext:value-type="float">
            <text:p>5.7685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928" calcext:value-type="float">
            <text:p>5.7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33806451613" calcext:value-type="float">
            <text:p>5.900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508129032258" calcext:value-type="float">
            <text:p>5.505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15225806452" calcext:value-type="float">
            <text:p>4.856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592" calcext:value-type="float">
            <text:p>4.6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05419354839" calcext:value-type="float">
            <text:p>4.686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87428571429" calcext:value-type="float">
            <text:p>4.926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86838709677" calcext:value-type="float">
            <text:p>5.165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02451612903" calcext:value-type="float">
            <text:p>5.567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52903225806" calcext:value-type="float">
            <text:p>5.830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573714285714" calcext:value-type="float">
            <text:p>5.6257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34580645161" calcext:value-type="float">
            <text:p>5.372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47225806452" calcext:value-type="float">
            <text:p>5.130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0552" calcext:value-type="float">
            <text:p>4.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48258064516" calcext:value-type="float">
            <text:p>4.4264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73454545455" calcext:value-type="float">
            <text:p>4.38773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13393548387" calcext:value-type="float">
            <text:p>4.734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15428571429" calcext:value-type="float">
            <text:p>5.2621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79225806452" calcext:value-type="float">
            <text:p>5.404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8064516129" calcext:value-type="float">
            <text:p>5.57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70580645161" calcext:value-type="float">
            <text:p>5.585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22086956522" calcext:value-type="float">
            <text:p>5.461220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474947368421" calcext:value-type="float">
            <text:p>5.314749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50064516129" calcext:value-type="float">
            <text:p>4.718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656" calcext:value-type="float">
            <text:p>4.6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56387096774" calcext:value-type="float">
            <text:p>4.597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888" calcext:value-type="float">
            <text:p>4.5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52258064516" calcext:value-type="float">
            <text:p>4.365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31448275862" calcext:value-type="float">
            <text:p>4.43431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50666666667" calcext:value-type="float">
            <text:p>4.5195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17419354839" calcext:value-type="float">
            <text:p>5.265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596" calcext:value-type="float">
            <text:p>5.5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31612903226" calcext:value-type="float">
            <text:p>5.491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9652173913" calcext:value-type="float">
            <text:p>5.12196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45419354839" calcext:value-type="float">
            <text:p>4.838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15096774194" calcext:value-type="float">
            <text:p>4.563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248" calcext:value-type="float">
            <text:p>4.3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40516129032" calcext:value-type="float">
            <text:p>4.372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976" calcext:value-type="float">
            <text:p>4.1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63225806452" calcext:value-type="float">
            <text:p>4.124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57777777778" calcext:value-type="float">
            <text:p>4.3405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74838709677" calcext:value-type="float">
            <text:p>4.586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4335483871" calcext:value-type="float">
            <text:p>4.72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5512" calcext:value-type="float">
            <text:p>4.9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48387096774" calcext:value-type="float">
            <text:p>4.719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52869565217" calcext:value-type="float">
            <text:p>4.59452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376" calcext:value-type="float">
            <text:p>4.6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2335483871" calcext:value-type="float">
            <text:p>4.265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712" calcext:value-type="float">
            <text:p>4.2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96571428571" calcext:value-type="float">
            <text:p>4.460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70857142857" calcext:value-type="float">
            <text:p>4.5807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02305882353" calcext:value-type="float">
            <text:p>4.622023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97032258065" calcext:value-type="float">
            <text:p>4.690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85054545454" calcext:value-type="float">
            <text:p>4.934850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09419354839" calcext:value-type="float">
            <text:p>5.387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43636363636" calcext:value-type="float">
            <text:p>5.2924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28571428572" calcext:value-type="float">
            <text:p>5.49728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52307692308" calcext:value-type="float">
            <text:p>5.65052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952" calcext:value-type="float">
            <text:p>5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40464516129" calcext:value-type="float">
            <text:p>5.21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1648" calcext:value-type="float">
            <text:p>5.3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568258064516" calcext:value-type="float">
            <text:p>5.645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19428571429" calcext:value-type="float">
            <text:p>5.9631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73032258065" calcext:value-type="float">
            <text:p>6.5807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27329032258" calcext:value-type="float">
            <text:p>6.6602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86482758621" calcext:value-type="float">
            <text:p>6.6698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42425806452" calcext:value-type="float">
            <text:p>6.651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04" calcext:value-type="float">
            <text:p>6.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01161290323" calcext:value-type="float">
            <text:p>6.447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26482758621" calcext:value-type="float">
            <text:p>6.0602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67384615385" calcext:value-type="float">
            <text:p>5.8896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60516129032" calcext:value-type="float">
            <text:p>5.591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96" calcext:value-type="float">
            <text:p>5.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18857142857" calcext:value-type="float">
            <text:p>5.7541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12965517241" calcext:value-type="float">
            <text:p>5.8721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17290322581" calcext:value-type="float">
            <text:p>6.496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89142857143" calcext:value-type="float">
            <text:p>6.4428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83111111111" calcext:value-type="float">
            <text:p>6.4098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76571428571" calcext:value-type="float">
            <text:p>6.2897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79724137931" calcext:value-type="float">
            <text:p>6.19479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27428571429" calcext:value-type="float">
            <text:p>5.9682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750451612903" calcext:value-type="float">
            <text:p>5.5975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833091512002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